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actor de navegacion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0.000000000005126" calcext:value-type="float">
            <text:p>5.126E-012</text:p>
          </table:table-cell>
          <table:table-cell office:value-type="float" office:value="0.122331549969814" calcext:value-type="float">
            <text:p>0.12233155</text:p>
          </table:table-cell>
          <table:table-cell office:value-type="float" office:value="0.244663099943472" calcext:value-type="float">
            <text:p>0.2446630999</text:p>
          </table:table-cell>
          <table:table-cell office:value-type="float" office:value="0.366994649916463" calcext:value-type="float">
            <text:p>0.3669946499</text:p>
          </table:table-cell>
          <table:table-cell office:value-type="float" office:value="0.489326199889908" calcext:value-type="float">
            <text:p>0.4893261999</text:p>
          </table:table-cell>
          <table:table-cell office:value-type="float" office:value="0.611657749864183" calcext:value-type="float">
            <text:p>0.6116577499</text:p>
          </table:table-cell>
          <table:table-cell office:value-type="float" office:value="0.733989299838061" calcext:value-type="float">
            <text:p>0.7339892998</text:p>
          </table:table-cell>
          <table:table-cell office:value-type="float" office:value="0.856320849810528" calcext:value-type="float">
            <text:p>0.8563208498</text:p>
          </table:table-cell>
          <table:table-cell office:value-type="float" office:value="0.978652399783267" calcext:value-type="float">
            <text:p>0.9786523998</text:p>
          </table:table-cell>
          <table:table-cell office:value-type="float" office:value="1.10098394975647" calcext:value-type="float">
            <text:p>1.10098394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470296040853" calcext:value-type="float">
            <text:p>0.007470296</text:p>
          </table:table-cell>
          <table:table-cell office:value-type="float" office:value="0.029881184164233" calcext:value-type="float">
            <text:p>0.0298811842</text:p>
          </table:table-cell>
          <table:table-cell office:value-type="float" office:value="0.06723266436877" calcext:value-type="float">
            <text:p>0.0672326644</text:p>
          </table:table-cell>
          <table:table-cell office:value-type="float" office:value="0.119524736655213" calcext:value-type="float">
            <text:p>0.1195247367</text:p>
          </table:table-cell>
          <table:table-cell office:value-type="float" office:value="0.186757401025094" calcext:value-type="float">
            <text:p>0.186757401</text:p>
          </table:table-cell>
          <table:table-cell office:value-type="float" office:value="0.268930657476553" calcext:value-type="float">
            <text:p>0.2689306575</text:p>
          </table:table-cell>
          <table:table-cell office:value-type="float" office:value="0.36604450600987" calcext:value-type="float">
            <text:p>0.366044506</text:p>
          </table:table-cell>
          <table:table-cell office:value-type="float" office:value="0.478098946624332" calcext:value-type="float">
            <text:p>0.4780989466</text:p>
          </table:table-cell>
          <table:table-cell office:value-type="float" office:value="0.605093979321803" calcext:value-type="float">
            <text:p>0.60509397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26698794261" calcext:value-type="float">
            <text:p>0.0004266988</text:p>
          </table:table-cell>
          <table:table-cell office:value-type="float" office:value="0.003413590346123" calcext:value-type="float">
            <text:p>0.0034135903</text:p>
          </table:table-cell>
          <table:table-cell office:value-type="float" office:value="0.011520867420062" calcext:value-type="float">
            <text:p>0.0115208674</text:p>
          </table:table-cell>
          <table:table-cell office:value-type="float" office:value="0.027308722773832" calcext:value-type="float">
            <text:p>0.0273087228</text:p>
          </table:table-cell>
          <table:table-cell office:value-type="float" office:value="0.053337349168509" calcext:value-type="float">
            <text:p>0.0533373492</text:p>
          </table:table-cell>
          <table:table-cell office:value-type="float" office:value="0.092166939362733" calcext:value-type="float">
            <text:p>0.0921669394</text:p>
          </table:table-cell>
          <table:table-cell office:value-type="float" office:value="0.146357686117081" calcext:value-type="float">
            <text:p>0.1463576861</text:p>
          </table:table-cell>
          <table:table-cell office:value-type="float" office:value="0.218469782194279" calcext:value-type="float">
            <text:p>0.2184697822</text:p>
          </table:table-cell>
          <table:table-cell office:value-type="float" office:value="0.311063420349751" calcext:value-type="float">
            <text:p>0.31106342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6496723989" calcext:value-type="float">
            <text:p>2.6496723989E-005</text:p>
          </table:table-cell>
          <table:table-cell office:value-type="float" office:value="0.000423947587158" calcext:value-type="float">
            <text:p>0.0004239476</text:p>
          </table:table-cell>
          <table:table-cell office:value-type="float" office:value="0.002146234661198" calcext:value-type="float">
            <text:p>0.0021462347</text:p>
          </table:table-cell>
          <table:table-cell office:value-type="float" office:value="0.006783161399297" calcext:value-type="float">
            <text:p>0.0067831614</text:p>
          </table:table-cell>
          <table:table-cell office:value-type="float" office:value="0.016560452634961" calcext:value-type="float">
            <text:p>0.0165604526</text:p>
          </table:table-cell>
          <table:table-cell office:value-type="float" office:value="0.034339754584234" calcext:value-type="float">
            <text:p>0.0343397546</text:p>
          </table:table-cell>
          <table:table-cell office:value-type="float" office:value="0.063618634842548" calcext:value-type="float">
            <text:p>0.0636186348</text:p>
          </table:table-cell>
          <table:table-cell office:value-type="float" office:value="0.108530582389378" calcext:value-type="float">
            <text:p>0.1085305824</text:p>
          </table:table-cell>
          <table:table-cell office:value-type="float" office:value="0.173845007582228" calcext:value-type="float">
            <text:p>0.17384500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800598129" calcext:value-type="float">
            <text:p>1.800598129E-006</text:p>
          </table:table-cell>
          <table:table-cell office:value-type="float" office:value="0.000057619144419" calcext:value-type="float">
            <text:p>5.7619144419E-005</text:p>
          </table:table-cell>
          <table:table-cell office:value-type="float" office:value="0.000437545379575" calcext:value-type="float">
            <text:p>0.0004375454</text:p>
          </table:table-cell>
          <table:table-cell office:value-type="float" office:value="0.001843812627765" calcext:value-type="float">
            <text:p>0.0018438126</text:p>
          </table:table-cell>
          <table:table-cell office:value-type="float" office:value="0.005626869590377" calcext:value-type="float">
            <text:p>0.0056268696</text:p>
          </table:table-cell>
          <table:table-cell office:value-type="float" office:value="0.014001452139293" calcext:value-type="float">
            <text:p>0.0140014521</text:p>
          </table:table-cell>
          <table:table-cell office:value-type="float" office:value="0.030262655105539" calcext:value-type="float">
            <text:p>0.0302626551</text:p>
          </table:table-cell>
          <table:table-cell office:value-type="float" office:value="0.059002004076819" calcext:value-type="float">
            <text:p>0.0590020041</text:p>
          </table:table-cell>
          <table:table-cell office:value-type="float" office:value="0.106323527182342" calcext:value-type="float">
            <text:p>0.106323527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8826300345" calcext:value-type="float">
            <text:p>8.826300345E-006</text:p>
          </table:table-cell>
          <table:table-cell office:value-type="float" office:value="0.00010053707214" calcext:value-type="float">
            <text:p>0.0001005371</text:p>
          </table:table-cell>
          <table:table-cell office:value-type="float" office:value="0.000564883195855" calcext:value-type="float">
            <text:p>0.0005648832</text:p>
          </table:table-cell>
          <table:table-cell office:value-type="float" office:value="0.002154858382606" calcext:value-type="float">
            <text:p>0.0021548584</text:p>
          </table:table-cell>
          <table:table-cell office:value-type="float" office:value="0.006434372651388" calcext:value-type="float">
            <text:p>0.0064343727</text:p>
          </table:table-cell>
          <table:table-cell office:value-type="float" office:value="0.016225083764469" calcext:value-type="float">
            <text:p>0.0162250838</text:p>
          </table:table-cell>
          <table:table-cell office:value-type="float" office:value="0.036152524529385" calcext:value-type="float">
            <text:p>0.0361525245</text:p>
          </table:table-cell>
          <table:table-cell office:value-type="float" office:value="0.073291525986193" calcext:value-type="float">
            <text:p>0.07329152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25043288814" calcext:value-type="float">
            <text:p>2.5043288814E-005</text:p>
          </table:table-cell>
          <table:table-cell office:value-type="float" office:value="0.000187612825297" calcext:value-type="float">
            <text:p>0.0001876128</text:p>
          </table:table-cell>
          <table:table-cell office:value-type="float" office:value="0.000894607662935" calcext:value-type="float">
            <text:p>0.0008946077</text:p>
          </table:table-cell>
          <table:table-cell office:value-type="float" office:value="0.003205541000824" calcext:value-type="float">
            <text:p>0.003205541</text:p>
          </table:table-cell>
          <table:table-cell office:value-type="float" office:value="0.009430372845583" calcext:value-type="float">
            <text:p>0.0094303728</text:p>
          </table:table-cell>
          <table:table-cell office:value-type="float" office:value="0.024014441594398" calcext:value-type="float">
            <text:p>0.0240144416</text:p>
          </table:table-cell>
          <table:table-cell office:value-type="float" office:value="0.054769673202953" calcext:value-type="float">
            <text:p>0.054769673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06425307543" calcext:value-type="float">
            <text:p>6.425307543E-006</text:p>
          </table:table-cell>
          <table:table-cell office:value-type="float" office:value="0.000064180599979" calcext:value-type="float">
            <text:p>6.4180599979E-005</text:p>
          </table:table-cell>
          <table:table-cell office:value-type="float" office:value="0.000382546189242" calcext:value-type="float">
            <text:p>0.0003825462</text:p>
          </table:table-cell>
          <table:table-cell office:value-type="float" office:value="0.001644878592596" calcext:value-type="float">
            <text:p>0.0016448786</text:p>
          </table:table-cell>
          <table:table-cell office:value-type="float" office:value="0.005645574796076" calcext:value-type="float">
            <text:p>0.0056455748</text:p>
          </table:table-cell>
          <table:table-cell office:value-type="float" office:value="0.016430233723575" calcext:value-type="float">
            <text:p>0.0164302337</text:p>
          </table:table-cell>
          <table:table-cell office:value-type="float" office:value="0.042156439248009" calcext:value-type="float">
            <text:p>0.042156439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22656888927" calcext:value-type="float">
            <text:p>2.2656888927E-005</text:p>
          </table:table-cell>
          <table:table-cell office:value-type="float" office:value="0.000168806969551" calcext:value-type="float">
            <text:p>0.000168807</text:p>
          </table:table-cell>
          <table:table-cell office:value-type="float" office:value="0.00087100688666" calcext:value-type="float">
            <text:p>0.0008710069</text:p>
          </table:table-cell>
          <table:table-cell office:value-type="float" office:value="0.003487728699417" calcext:value-type="float">
            <text:p>0.0034877287</text:p>
          </table:table-cell>
          <table:table-cell office:value-type="float" office:value="0.011600326630144" calcext:value-type="float">
            <text:p>0.0116003266</text:p>
          </table:table-cell>
          <table:table-cell office:value-type="float" office:value="0.033484430730107" calcext:value-type="float">
            <text:p>0.0334844307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08280012684" calcext:value-type="float">
            <text:p>0.00000828</text:p>
          </table:table-cell>
          <table:table-cell office:value-type="float" office:value="0.000077113624751" calcext:value-type="float">
            <text:p>7.7113624751E-005</text:p>
          </table:table-cell>
          <table:table-cell office:value-type="float" office:value="0.000477467243614" calcext:value-type="float">
            <text:p>0.0004774672</text:p>
          </table:table-cell>
          <table:table-cell office:value-type="float" office:value="0.002230547516515" calcext:value-type="float">
            <text:p>0.0022305475</text:p>
          </table:table-cell>
          <table:table-cell office:value-type="float" office:value="0.008478732799058" calcext:value-type="float">
            <text:p>0.0084787328</text:p>
          </table:table-cell>
          <table:table-cell office:value-type="float" office:value="0.027533167286904" calcext:value-type="float">
            <text:p>0.027533167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35658398062" calcext:value-type="float">
            <text:p>3.5658398062E-005</text:p>
          </table:table-cell>
          <table:table-cell office:value-type="float" office:value="0.000264944883115" calcext:value-type="float">
            <text:p>0.0002649449</text:p>
          </table:table-cell>
          <table:table-cell office:value-type="float" office:value="0.001444010065639" calcext:value-type="float">
            <text:p>0.0014440101</text:p>
          </table:table-cell>
          <table:table-cell office:value-type="float" office:value="0.006273091721414" calcext:value-type="float">
            <text:p>0.0062730917</text:p>
          </table:table-cell>
          <table:table-cell office:value-type="float" office:value="0.022917085470125" calcext:value-type="float">
            <text:p>0.0229170855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16670103098" calcext:value-type="float">
            <text:p>1.6670103098E-005</text:p>
          </table:table-cell>
          <table:table-cell office:value-type="float" office:value="0.000148632308086" calcext:value-type="float">
            <text:p>0.0001486323</text:p>
          </table:table-cell>
          <table:table-cell office:value-type="float" office:value="0.000945093329218" calcext:value-type="float">
            <text:p>0.0009450933</text:p>
          </table:table-cell>
          <table:table-cell office:value-type="float" office:value="0.004692216702775" calcext:value-type="float">
            <text:p>0.0046922167</text:p>
          </table:table-cell>
          <table:table-cell office:value-type="float" office:value="0.019284497660278" calcext:value-type="float">
            <text:p>0.0192844977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07887032285" calcext:value-type="float">
            <text:p>0.000007887</text:p>
          </table:table-cell>
          <table:table-cell office:value-type="float" office:value="0.000084385886166" calcext:value-type="float">
            <text:p>8.4385886166E-005</text:p>
          </table:table-cell>
          <table:table-cell office:value-type="float" office:value="0.000626005406244" calcext:value-type="float">
            <text:p>0.0006260054</text:p>
          </table:table-cell>
          <table:table-cell office:value-type="float" office:value="0.003552003580972" calcext:value-type="float">
            <text:p>0.0035520036</text:p>
          </table:table-cell>
          <table:table-cell office:value-type="float" office:value="0.016423139689231" calcext:value-type="float">
            <text:p>0.0164231397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48225018944" calcext:value-type="float">
            <text:p>0.000048225</text:p>
          </table:table-cell>
          <table:table-cell office:value-type="float" office:value="0.000417375983912" calcext:value-type="float">
            <text:p>0.000417376</text:p>
          </table:table-cell>
          <table:table-cell office:value-type="float" office:value="0.00270654164897" calcext:value-type="float">
            <text:p>0.0027065416</text:p>
          </table:table-cell>
          <table:table-cell office:value-type="float" office:value="0.014078293941985" calcext:value-type="float">
            <text:p>0.0140782939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2775830493" calcext:value-type="float">
            <text:p>2.775830493E-005</text:p>
          </table:table-cell>
          <table:table-cell office:value-type="float" office:value="0.000280281719337" calcext:value-type="float">
            <text:p>0.0002802817</text:p>
          </table:table-cell>
          <table:table-cell office:value-type="float" office:value="0.002077179265913" calcext:value-type="float">
            <text:p>0.0020771793</text:p>
          </table:table-cell>
          <table:table-cell office:value-type="float" office:value="0.012155191793223" calcext:value-type="float">
            <text:p>0.0121551918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16057019778" calcext:value-type="float">
            <text:p>0.000016057</text:p>
          </table:table-cell>
          <table:table-cell office:value-type="float" office:value="0.000189153156223" calcext:value-type="float">
            <text:p>0.0001891532</text:p>
          </table:table-cell>
          <table:table-cell office:value-type="float" office:value="0.001602082006513" calcext:value-type="float">
            <text:p>0.001602082</text:p>
          </table:table-cell>
          <table:table-cell office:value-type="float" office:value="0.010546906647752" calcext:value-type="float">
            <text:p>0.0105469066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09319755532" calcext:value-type="float">
            <text:p>9.319755532E-006</text:p>
          </table:table-cell>
          <table:table-cell office:value-type="float" office:value="0.000128085486602" calcext:value-type="float">
            <text:p>0.0001280855</text:p>
          </table:table-cell>
          <table:table-cell office:value-type="float" office:value="0.001239832515704" calcext:value-type="float">
            <text:p>0.0012398325</text:p>
          </table:table-cell>
          <table:table-cell office:value-type="float" office:value="0.009182393567801" calcext:value-type="float">
            <text:p>0.0091823936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86967803229" calcext:value-type="float">
            <text:p>8.6967803229E-005</text:p>
          </table:table-cell>
          <table:table-cell office:value-type="float" office:value="0.000962085225839" calcext:value-type="float">
            <text:p>0.0009620852</text:p>
          </table:table-cell>
          <table:table-cell office:value-type="float" office:value="0.008016022912405" calcext:value-type="float">
            <text:p>0.0080160229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59191099296" calcext:value-type="float">
            <text:p>5.9191099296E-005</text:p>
          </table:table-cell>
          <table:table-cell office:value-type="float" office:value="0.000748347649808" calcext:value-type="float">
            <text:p>0.0007483476</text:p>
          </table:table-cell>
          <table:table-cell office:value-type="float" office:value="0.007014574396011" calcext:value-type="float">
            <text:p>0.0070145744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40382149733" calcext:value-type="float">
            <text:p>4.0382149733E-005</text:p>
          </table:table-cell>
          <table:table-cell office:value-type="float" office:value="0.000583483233445" calcext:value-type="float">
            <text:p>0.0005834832</text:p>
          </table:table-cell>
          <table:table-cell office:value-type="float" office:value="0.0061528854485" calcext:value-type="float">
            <text:p>0.0061528854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27586907709" calcext:value-type="float">
            <text:p>2.7586907709E-005</text:p>
          </table:table-cell>
          <table:table-cell office:value-type="float" office:value="0.000455547765363" calcext:value-type="float">
            <text:p>0.0004555478</text:p>
          </table:table-cell>
          <table:table-cell office:value-type="float" office:value="0.00540426818255" calcext:value-type="float">
            <text:p>0.005404268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18887745396" calcext:value-type="float">
            <text:p>1.8887745396E-005</text:p>
          </table:table-cell>
          <table:table-cell office:value-type="float" office:value="0.000356453565407" calcext:value-type="float">
            <text:p>0.0003564536</text:p>
          </table:table-cell>
          <table:table-cell office:value-type="float" office:value="0.004757277177881" calcext:value-type="float">
            <text:p>0.004757277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12942955249" calcext:value-type="float">
            <text:p>0.000012943</text:p>
          </table:table-cell>
          <table:table-cell office:value-type="float" office:value="0.000279156798093" calcext:value-type="float">
            <text:p>0.0002791568</text:p>
          </table:table-cell>
          <table:table-cell office:value-type="float" office:value="0.00419137216994" calcext:value-type="float">
            <text:p>0.004191372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08883520067" calcext:value-type="float">
            <text:p>8.883520067E-006</text:p>
          </table:table-cell>
          <table:table-cell office:value-type="float" office:value="0.000218973638808" calcext:value-type="float">
            <text:p>0.0002189736</text:p>
          </table:table-cell>
          <table:table-cell office:value-type="float" office:value="0.003698727828977" calcext:value-type="float">
            <text:p>0.0036987278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171854900413" calcext:value-type="float">
            <text:p>0.0001718549</text:p>
          </table:table-cell>
          <table:table-cell office:value-type="float" office:value="0.003265690201367" calcext:value-type="float">
            <text:p>0.0032656902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135103744064" calcext:value-type="float">
            <text:p>0.0001351037</text:p>
          </table:table-cell>
          <table:table-cell office:value-type="float" office:value="0.002888237918578" calcext:value-type="float">
            <text:p>0.0028882379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106245936621" calcext:value-type="float">
            <text:p>0.0001062459</text:p>
          </table:table-cell>
          <table:table-cell office:value-type="float" office:value="0.002555232605952" calcext:value-type="float">
            <text:p>0.0025552326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8369214747" calcext:value-type="float">
            <text:p>8.369214747E-005</text:p>
          </table:table-cell>
          <table:table-cell office:value-type="float" office:value="0.002264411454971" calcext:value-type="float">
            <text:p>0.0022644115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65950981165" calcext:value-type="float">
            <text:p>0.000065951</text:p>
          </table:table-cell>
          <table:table-cell office:value-type="float" office:value="0.002007448483715" calcext:value-type="float">
            <text:p>0.0020074485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52032201052" calcext:value-type="float">
            <text:p>5.2032201052E-005</text:p>
          </table:table-cell>
          <table:table-cell office:value-type="float" office:value="0.001781754536254" calcext:value-type="float">
            <text:p>0.0017817545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41058048909" calcext:value-type="float">
            <text:p>0.000041058</text:p>
          </table:table-cell>
          <table:table-cell office:value-type="float" office:value="0.001581708690097" calcext:value-type="float">
            <text:p>0.0015817087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32430832833" calcext:value-type="float">
            <text:p>3.2430832833E-005</text:p>
          </table:table-cell>
          <table:table-cell office:value-type="float" office:value="0.001405525818468" calcext:value-type="float">
            <text:p>0.0014055258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25619864382" calcext:value-type="float">
            <text:p>2.5619864382E-005</text:p>
          </table:table-cell>
          <table:table-cell office:value-type="float" office:value="0.001249136988365" calcext:value-type="float">
            <text:p>0.001249137</text:p>
          </table:table-cell>
          <table:table-cell table:number-columns-repeated="3"/>
          <table:table-cell office:value-type="string" calcext:value-type="string">
            <text:p>paste test*.convergence | column -s $' ' -t &gt; tmp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20258563251" calcext:value-type="float">
            <text:p>2.0258563251E-005</text:p>
          </table:table-cell>
          <table:table-cell office:value-type="float" office:value="0.001111205550783" calcext:value-type="float">
            <text:p>0.0011112056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6019792667" calcext:value-type="float">
            <text:p>1.6019792667E-005</text:p>
          </table:table-cell>
          <table:table-cell office:value-type="float" office:value="0.00098854206116" calcext:value-type="float">
            <text:p>0.0009885421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2677907771" calcext:value-type="float">
            <text:p>1.2677907771E-005</text:p>
          </table:table-cell>
          <table:table-cell office:value-type="float" office:value="0.000880113002774" calcext:value-type="float">
            <text:p>0.000880113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0032989166" calcext:value-type="float">
            <text:p>0.000010033</text:p>
          </table:table-cell>
          <table:table-cell office:value-type="float" office:value="0.000783562556997" calcext:value-type="float">
            <text:p>0.0007835626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07945850262" calcext:value-type="float">
            <text:p>7.945850262E-006</text:p>
          </table:table-cell>
          <table:table-cell office:value-type="float" office:value="0.000698129922819" calcext:value-type="float">
            <text:p>0.0006981299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622009422442" calcext:value-type="float">
            <text:p>0.0006220094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554549087667" calcext:value-type="float">
            <text:p>0.0005545491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494430013816" calcext:value-type="float">
            <text:p>0.00049443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441096799539" calcext:value-type="float">
            <text:p>0.0004410968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93494501138" calcext:value-type="float">
            <text:p>0.000393494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5128549553" calcext:value-type="float">
            <text:p>0.000351285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13558667176" calcext:value-type="float">
            <text:p>0.0003135587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80061665014" calcext:value-type="float">
            <text:p>0.0002800617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5009147774" calcext:value-type="float">
            <text:p>0.000250091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23474315092" calcext:value-type="float">
            <text:p>0.0002234743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99659964815" calcext:value-type="float">
            <text:p>0.00019966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78488223145" calcext:value-type="float">
            <text:p>0.0001784882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59535336606" calcext:value-type="float">
            <text:p>0.0001595353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42666209361" calcext:value-type="float">
            <text:p>0.0001426662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27562816963" calcext:value-type="float">
            <text:p>0.0001275628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14115228935" calcext:value-type="float">
            <text:p>0.0001141152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02069888521" calcext:value-type="float">
            <text:p>0.0001020699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91336964436" calcext:value-type="float">
            <text:p>0.000091337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81720344581" calcext:value-type="float">
            <text:p>8.1720344581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73146229386" calcext:value-type="float">
            <text:p>7.3146229386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65461537069" calcext:value-type="float">
            <text:p>6.5461537069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58608124359" calcext:value-type="float">
            <text:p>5.8608124359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52463324215" calcext:value-type="float">
            <text:p>5.2463324215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46983563892" calcext:value-type="float">
            <text:p>4.6983563892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42070579041" calcext:value-type="float">
            <text:p>4.2070579041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7686042766" calcext:value-type="float">
            <text:p>0.000037686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3752578855" calcext:value-type="float">
            <text:p>3.3752578855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0241479489" calcext:value-type="float">
            <text:p>3.0241479489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7090349131" calcext:value-type="float">
            <text:p>2.7090349131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4276813507" calcext:value-type="float">
            <text:p>2.4276813507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1751092093" calcext:value-type="float">
            <text:p>2.1751092093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9496162127" calcext:value-type="float">
            <text:p>1.9496162127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7472152241" calcext:value-type="float">
            <text:p>1.7472152241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5663128313" calcext:value-type="float">
            <text:p>1.5663128313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4039149693" calcext:value-type="float">
            <text:p>1.4039149693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2587214593" calcext:value-type="float">
            <text:p>1.2587214593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1283822535" calcext:value-type="float">
            <text:p>1.1283822535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0118188739" calcext:value-type="float">
            <text:p>1.0118188739E-005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09071507962" calcext:value-type="float">
            <text:p>9.071507962E-00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1" table:formula="of:=COUNTIF([.A3:.A79];&quot;&gt;0.00001&quot;)+1" office:value-type="float" office:value="1" calcext:value-type="float">
            <text:p>1</text:p>
          </table:table-cell>
          <table:table-cell table:style-name="ce1" table:formula="of:=COUNTIF([.B3:.B79];&quot;&gt;0.00001&quot;)+1" office:value-type="float" office:value="5" calcext:value-type="float">
            <text:p>5</text:p>
          </table:table-cell>
          <table:table-cell table:style-name="ce1" table:formula="of:=COUNTIF([.C3:.C79];&quot;&gt;0.00001&quot;)+1" office:value-type="float" office:value="6" calcext:value-type="float">
            <text:p>6</text:p>
          </table:table-cell>
          <table:table-cell table:style-name="ce1" table:formula="of:=COUNTIF([.D3:.D79];&quot;&gt;0.00001&quot;)+1" office:value-type="float" office:value="8" calcext:value-type="float">
            <text:p>8</text:p>
          </table:table-cell>
          <table:table-cell table:style-name="ce1" table:formula="of:=COUNTIF([.E3:.E79];&quot;&gt;0.00001&quot;)+1" office:value-type="float" office:value="10" calcext:value-type="float">
            <text:p>10</text:p>
          </table:table-cell>
          <table:table-cell table:style-name="ce1" table:formula="of:=COUNTIF([.F3:.F79];&quot;&gt;0.00001&quot;)+1" office:value-type="float" office:value="13" calcext:value-type="float">
            <text:p>13</text:p>
          </table:table-cell>
          <table:table-cell table:style-name="ce1" table:formula="of:=COUNTIF([.G3:.G79];&quot;&gt;0.00001&quot;)+1" office:value-type="float" office:value="17" calcext:value-type="float">
            <text:p>17</text:p>
          </table:table-cell>
          <table:table-cell table:style-name="ce1" table:formula="of:=COUNTIF([.H3:.H79];&quot;&gt;0.00001&quot;)+1" office:value-type="float" office:value="24" calcext:value-type="float">
            <text:p>24</text:p>
          </table:table-cell>
          <table:table-cell table:style-name="ce1" table:formula="of:=COUNTIF([.I3:.I79];&quot;&gt;0.00001&quot;)+1" office:value-type="float" office:value="38" calcext:value-type="float">
            <text:p>38</text:p>
          </table:table-cell>
          <table:table-cell table:style-name="ce1" table:formula="of:=COUNTIF([.J3:.J79];&quot;&gt;0.00001&quot;)+1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2]-[.A82]" office:value-type="float" office:value="4" calcext:value-type="float">
            <text:p>4</text:p>
          </table:table-cell>
          <table:table-cell table:formula="of:=[.C82]-[.B82]" office:value-type="float" office:value="1" calcext:value-type="float">
            <text:p>1</text:p>
          </table:table-cell>
          <table:table-cell table:formula="of:=[.D82]-[.C82]" office:value-type="float" office:value="2" calcext:value-type="float">
            <text:p>2</text:p>
          </table:table-cell>
          <table:table-cell table:formula="of:=[.E82]-[.D82]" office:value-type="float" office:value="2" calcext:value-type="float">
            <text:p>2</text:p>
          </table:table-cell>
          <table:table-cell table:formula="of:=[.F82]-[.E82]" office:value-type="float" office:value="3" calcext:value-type="float">
            <text:p>3</text:p>
          </table:table-cell>
          <table:table-cell table:formula="of:=[.G82]-[.F82]" office:value-type="float" office:value="4" calcext:value-type="float">
            <text:p>4</text:p>
          </table:table-cell>
          <table:table-cell table:formula="of:=[.H82]-[.G82]" office:value-type="float" office:value="7" calcext:value-type="float">
            <text:p>7</text:p>
          </table:table-cell>
          <table:table-cell table:formula="of:=[.I82]-[.H82]" office:value-type="float" office:value="14" calcext:value-type="float">
            <text:p>14</text:p>
          </table:table-cell>
          <table:table-cell table:formula="of:=[.J82]-[.I82]" office:value-type="float" office:value="39" calcext:value-type="float">
            <text:p>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9:39:24.891039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6:24:29.809008959</meta:creation-date>
    <dc:date>2015-10-01T21:18:52.286563584</dc:date>
    <meta:editing-duration>PT1H30M18S</meta:editing-duration>
    <meta:editing-cycles>14</meta:editing-cycles>
    <meta:generator>LibreOffice/4.4.3.2$Linux_X86_64 LibreOffice_project/40m0$Build-2</meta:generator>
    <meta:document-statistic meta:table-count="1" meta:cell-count="812" meta:object-count="0"/>
  </office:meta>
</office:document-meta>
</file>